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7.6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 style:data-style-name="N100">
      <style:table-cell-properties fo:background-color="#ffff00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pendency of</text:p>
          </table:table-cell>
        </table:table-row>
        <table:table-row table:style-name="ro3">
          <table:table-cell office:value-type="string" calcext:value-type="string">
            <text:p>org.kie.modules:aopalliance:6.2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springframework:org.springframework.aop, org.sonatype.sisu:sisu-guice</text:p>
          </table:table-cell>
        </table:table-row>
        <table:table-row table:style-name="ro3">
          <table:table-cell office:value-type="string" calcext:value-type="string">
            <text:p>org.kie.modules:jakarta-regexp:6.2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apache.lucene:lucene-sandbox</text:p>
          </table:table-cell>
        </table:table-row>
        <table:table-row table:style-name="ro3">
          <table:table-cell office:value-type="string" calcext:value-type="string">
            <text:p>org.kie.modules:org-apache-ant:6.2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nt version present, artifact missing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apache.ant:ant</text:p>
          </table:table-cell>
        </table:table-row>
        <table:table-row table:style-name="ro3">
          <table:table-cell office:value-type="string" calcext:value-type="string">
            <text:p>org.kie.modules:org-apache-commons-lang3:6.2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arlier version present: commons-lang, v2.6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lesscss:lesscss</text:p>
          </table:table-cell>
        </table:table-row>
        <table:table-row table:style-name="ro3">
          <table:table-cell office:value-type="string" calcext:value-type="string">
            <text:p>org.kie.modules:org-apache-commons-math:6.2.0-SNAPSHOT</text:p>
          </table:table-cell>
          <table:table-cell office:value-type="string" calcext:value-type="string">
            <text:p>org.apache.commons:commons-math:ja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no, but commons-math3 is present</text:p>
          </table:table-cell>
          <table:table-cell office:value-type="string" calcext:value-type="string">
            <text:p>Add to IP BOM. version should be 2.1, as in non-modules build</text:p>
          </table:table-cell>
          <table:table-cell office:value-type="string" calcext:value-type="string">
            <text:p>org.apache.helix:helix-core, see screenshot for Q/A issue</text:p>
          </table:table-cell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lucene:lucene-queryparser</text:p>
          </table:table-cell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sandbox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Add to kpwd</text:p>
          </table:table-cell>
          <table:table-cell table:style-name="ce8" office:value-type="string" calcext:value-type="string">
            <text:p>org.apache.lucene:lucene-queryparser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/>
        </table:table-row>
        <table:table-row table:style-name="ro3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artifact to IP BOM</text:p>
          </table:table-cell>
          <table:table-cell office:value-type="string" calcext:value-type="string">
            <text:p>org.apache.maven.wagon:wagon-http</text:p>
          </table:table-cell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2.5.1, as in non-modules build</text:p>
          </table:table-cell>
          <table:table-cell office:value-type="string" calcext:value-type="string">
            <text:p>org.apache.maven:maven-core:jar</text:p>
          </table:table-cell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. </text:p>
          </table:table-cell>
          <table:table-cell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1.19, as in non-modules build</text:p>
          </table:table-cell>
          <table:table-cell/>
        </table:table-row>
        <table:table-row table:style-name="ro3">
          <table:table-cell table:style-name="ce6" office:value-type="string" calcext:value-type="string">
            <text:p>org.kie.modules:org-drools:6.2.0-SNAPSHOT</text:p>
          </table:table-cell>
          <table:table-cell table:style-name="ce6" office:value-type="string" calcext:value-type="string">
            <text:p>org.drools:drools-pmml:jar</text:p>
          </table:table-cell>
          <table:table-cell table:style-name="ce9" office:value-type="string" calcext:value-type="string">
            <text:p>${drools.version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ust remove &lt;version&gt; element from static module because now in drools itself</text:p>
          </table:table-cell>
          <table:table-cell/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 office:value-type="string" calcext:value-type="string">
            <text:p>Checked TO HE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/>
        </table:table-row>
        <table:table-row table:style-name="ro3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version is 1.7.1 in fat war file – find out who's using it</text:p>
          </table:table-cell>
          <table:table-cell/>
        </table:table-row>
        <table:table-row table:style-name="ro3">
          <table:table-cell office:value-type="string" calcext:value-type="string">
            <text:p>org.kie.modules:org-sonatype-aether:6.2.0-SNAPSHOT</text:p>
          </table:table-cell>
          <table:table-cell office:value-type="string" calcext:value-type="string">
            <text:p>org.sonatype.aether:aether-spi:jar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no, version.org.sonatype.aether is 1.13.1</text:p>
          </table:table-cell>
          <table:table-cell office:value-type="string" calcext:value-type="string">
            <text:p>check org.eclipse / sonatype aether – ask mario Fusco</text:p>
          </table:table-cell>
          <table:table-cell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 Don't know whether to add to IP BOM, because artifact is optional, therefore not included</text:p>
          </table:table-cell>
          <table:table-cell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  <table:table-cell/>
        </table:table-row>
        <table:table-row table:style-name="ro3">
          <table:table-cell office:value-type="string" calcext:value-type="string">
            <text:p>org.kie.modules:org-tukaani:6.2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can we remove it? Figure it out</text:p>
          </table:table-cell>
        </table:table-row>
        <table:table-row table:style-name="ro3">
          <table:table-cell office:value-type="string" calcext:value-type="string">
            <text:p>org.kie.modules:xmlpull:6.2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org.kie.modules:xpp3:6.2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4" table:target-range-address="Sheet5.A2:Sheet5.AMJ3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9:21:41.8518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8-05T17:31:58.533344000</dc:date>
    <meta:editing-duration>PT12H5M1S</meta:editing-duration>
    <meta:editing-cycles>51</meta:editing-cycles>
    <meta:generator>LibreOffice/4.2.5.2$MacOSX_x86 LibreOffice_project/61cb170a04bb1f12e77c884eab9192be736ec5f5</meta:generator>
    <meta:document-statistic meta:table-count="5" meta:cell-count="2101" meta:object-count="0"/>
  </office:meta>
</office:document-meta>
</file>